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8.012cm"/>
    </style:style>
    <style:style style:name="co4" style:family="table-column">
      <style:table-column-properties fo:break-before="auto" style:column-width="0.868cm"/>
    </style:style>
    <style:style style:name="co5" style:family="table-column">
      <style:table-column-properties fo:break-before="auto" style:column-width="0.82cm"/>
    </style:style>
    <style:style style:name="co6" style:family="table-column">
      <style:table-column-properties fo:break-before="auto" style:column-width="9.984cm"/>
    </style:style>
    <style:style style:name="co7" style:family="table-column">
      <style:table-column-properties fo:break-before="auto" style:column-width="2.03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02cm solid #000000" fo:background-color="#e6e6e6" fo:border-left="none" fo:border-right="0.002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02cm solid #000000" fo:background-color="#e6e6e6" fo:border-left="0.002cm solid #000000" fo:border-right="none" fo:border-top="0.002cm solid #000000"/>
    </style:style>
    <style:style style:name="ce9" style:family="table-cell" style:parent-style-name="Default">
      <style:table-cell-properties fo:border-bottom="none" fo:border-left="0.002cm solid #000000" fo:border-right="none" fo:border-top="none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</style:style>
    <style:style style:name="ce11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order-left="none" fo:border-right="none" fo:border-top="0.002cm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02cm solid #000000" fo:background-color="#e6e6e6" fo:border-left="none" fo:border-right="none" fo:border-top="0.002cm solid #000000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  <style:style style:name="ce18" style:family="table-cell" style:parent-style-name="Default">
      <style:text-properties fo:language="en" fo:country="US" style:font-name-asian="Calibri" style:language-asian="en" style:country-asian="US" style:font-name-complex="Calibri" style:font-size-complex="6.25pt" style:language-complex="en" style:country-complex="US"/>
    </style:style>
    <style:style style:name="ce19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end" fo:margin-left="0cm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</office:automatic-styles>
  <office:body>
    <office:spreadsheet>
      <table:table table:name="Seffernick 2007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1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12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Seffernick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Agile method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Business area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Geographical loc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O: Multisite / GSD</text:p>
          </table:table-cell>
          <table:table-cell table:number-columns-repeated="2"/>
          <table:table-cell office:value-type="string">
            <text:p>O: Multisite / GSD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Organization siz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2"/>
          <table:table-cell office:value-type="string">
            <text:p>O: Time of transformatio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 table:number-columns-repeated="1019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T: Bottom up chang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Continuous transform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Impact on organiz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Stepwise adop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Top down chang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 table:number-columns-repeated="1019"/>
        </table:table-row>
        <table:table-row table:style-name="ro1">
          <table:table-cell/>
          <table:table-cell office:value-type="string">
            <text:p>Change is planned and tracked</text:p>
          </table:table-cell>
          <table:table-cell table:number-columns-repeated="2"/>
          <table:table-cell office:value-type="string">
            <text:p>Change is planned and track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Setting vision</text:p>
          </table:table-cell>
          <table:table-cell table:number-columns-repeated="2"/>
          <table:table-cell office:value-type="string">
            <text:p>O: Measuring results of transform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: Impediment backlog</text:p>
          </table:table-cell>
          <table:table-cell table:number-columns-repeated="2"/>
          <table:table-cell office:value-type="string">
            <text:p>O: Satisfaction in agil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: Creating a common vi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: Measuring the chan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itial state</text:p>
          </table:table-cell>
          <table:table-cell table:number-columns-repeated="2"/>
          <table:table-cell office:value-type="string">
            <text:p>Initial st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Initial state</text:p>
          </table:table-cell>
          <table:table-cell table:number-columns-repeated="2"/>
          <table:table-cell office:value-type="string">
            <text:p>T: Initial stat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old model has known problems</text:p>
          </table:table-cell>
          <table:table-cell table:number-columns-repeated="2"/>
          <table:table-cell office:value-type="string">
            <text:p>The old model has known problem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Slow response to customer requests</text:p>
          </table:table-cell>
          <table:table-cell table:number-columns-repeated="2"/>
          <table:table-cell office:value-type="string">
            <text:p>R: Demand of better customer collabo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: Unhappy employees</text:p>
          </table:table-cell>
          <table:table-cell table:number-columns-repeated="2"/>
          <table:table-cell office:value-type="string">
            <text:p>R: Problems with old mode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re is a demand for improvements</text:p>
          </table:table-cell>
          <table:table-cell table:number-columns-repeated="2"/>
          <table:table-cell office:value-type="string">
            <text:p>There is a demand for improveme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Incremental delivery</text:p>
          </table:table-cell>
          <table:table-cell table:number-columns-repeated="2"/>
          <table:table-cell office:value-type="string">
            <text:p>R: Demand of improvement in delivery speed or TTM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: Unhappy customer</text:p>
          </table:table-cell>
          <table:table-cell table:number-columns-repeated="2"/>
          <table:table-cell office:value-type="string">
            <text:p>R: Demand of better customer collabo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change is simply mandated</text:p>
          </table:table-cell>
          <table:table-cell table:number-columns-repeated="2"/>
          <table:table-cell office:value-type="string">
            <text:p>Top down man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New manager</text:p>
          </table:table-cell>
          <table:table-cell table:number-columns-repeated="2"/>
          <table:table-cell office:value-type="string">
            <text:p>C: Top-down mandate does not work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change is a journey</text:p>
          </table:table-cell>
          <table:table-cell table:number-columns-repeated="2"/>
          <table:table-cell office:value-type="string">
            <text:p>The change is a journe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: Journey</text:p>
          </table:table-cell>
          <table:table-cell table:number-columns-repeated="2"/>
          <table:table-cell office:value-type="string">
            <text:p>T: Continuous transformatio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T: Stepwise adoptio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agents</text:p>
          </table:table-cell>
          <table:table-cell table:number-columns-repeated="2"/>
          <table:table-cell office:value-type="string">
            <text:p>Change age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Change agent</text:p>
          </table:table-cell>
          <table:table-cell table:number-columns-repeated="2"/>
          <table:table-cell office:value-type="string">
            <text:p>T: Change leaders (Champions, Coaches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pping between old and new models</text:p>
          </table:table-cell>
          <table:table-cell table:number-columns-repeated="2"/>
          <table:table-cell office:value-type="string">
            <text:p>Mapping between old and new model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Mapping agile roles to previous</text:p>
          </table:table-cell>
          <table:table-cell table:number-columns-repeated="2"/>
          <table:table-cell office:value-type="string">
            <text:p>C: Mapping agile to match the old mode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Adjustment of previous role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ternal consultants</text:p>
          </table:table-cell>
          <table:table-cell table:number-columns-repeated="2"/>
          <table:table-cell office:value-type="string">
            <text:p>External consulta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External consultant or coach</text:p>
          </table:table-cell>
          <table:table-cell table:number-columns-repeated="2"/>
          <table:table-cell office:value-type="string">
            <text:p>I: External consultant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resistance</text:p>
          </table:table-cell>
          <table:table-cell table:number-columns-repeated="2"/>
          <table:table-cell office:value-type="string">
            <text:p>Change res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Will not work here</text:p>
          </table:table-cell>
          <table:table-cell table:number-columns-repeated="2"/>
          <table:table-cell office:value-type="string">
            <text:p>C: Denial of agil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iloting</text:p>
          </table:table-cell>
          <table:table-cell table:number-columns-repeated="2"/>
          <table:table-cell office:value-type="string">
            <text:p>Pilot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Piloting</text:p>
          </table:table-cell>
          <table:table-cell table:number-columns-repeated="2"/>
          <table:table-cell office:value-type="string">
            <text:p>P: Pilot program (and other piloting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: Create a positive experienc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2"/>
          <table:table-cell office:value-type="string">
            <text:p>Train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training</text:p>
          </table:table-cell>
          <table:table-cell table:number-columns-repeated="2"/>
          <table:table-cell office:value-type="string">
            <text:p>I: Trainin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: Training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frastructure support</text:p>
          </table:table-cell>
          <table:table-cell table:number-columns-repeated="2"/>
          <table:table-cell office:value-type="string">
            <text:p>Infrastructure suppor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I: Investing in work spaces</text:p>
          </table:table-cell>
          <table:table-cell table:number-columns-repeated="2"/>
          <table:table-cell office:value-type="string">
            <text:p>I: Physical spaces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Improving work space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office:value-type="string">
            <text:p>Adapting different roles in the organization to agile</text:p>
          </table:table-cell>
          <table:table-cell/>
          <table:table-cell table:style-name="Default"/>
          <table:table-cell office:value-type="string">
            <text:p>Adapting different roles in the organization to agile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Adjustment of previous roles</text:p>
          </table:table-cell>
          <table:table-cell table:number-columns-repeated="2"/>
          <table:table-cell office:value-type="string">
            <text:p>C: Adapting non-development parts of organization to agil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Infrastructure support</text:p>
          </table:table-cell>
          <table:table-cell/>
          <table:table-cell table:style-name="Default"/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Coaching</text:p>
          </table:table-cell>
          <table:table-cell table:number-columns-repeated="2"/>
          <table:table-cell office:value-type="string">
            <text:p>Coaching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External consultant or coach</text:p>
          </table:table-cell>
          <table:table-cell table:number-columns-repeated="2"/>
          <table:table-cell office:value-type="string">
            <text:p>P: Coachin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Other agile practices</text:p>
          </table:table-cell>
          <table:table-cell table:number-columns-repeated="2"/>
          <table:table-cell office:value-type="string">
            <text:p>Requirement handl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TDD</text:p>
          </table:table-cell>
          <table:table-cell table:number-columns-repeated="2"/>
          <table:table-cell office:value-type="string">
            <text:p>S: Pay attention to the product owner ro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Community practice that supports transformation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18" office:value-type="string">
            <text:p>P: Seminars, Workshops, other public even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Management considerations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S: Aligning organization (or at least management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: Educate managemen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: Management suppor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Redefining management role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cke 2008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ce22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9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20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Mencke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/>
          <table:table-cell table:style-name="ce21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Agile method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Business area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Organization size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2"/>
          <table:table-cell office:value-type="string">
            <text:p>O: Time of transformation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: Big bang</text:p>
          </table:table-cell>
          <table:table-cell table:number-columns-repeated="2"/>
          <table:table-cell office:value-type="string">
            <text:p>T: Big bang or overnight adoption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: Big ba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mpact on productivit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mpact on release dur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O: Initial sta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table:style-name="Default" office:value-type="string">
            <text:p>Demand of improvement in speed</text:p>
          </table:table-cell>
          <table:table-cell table:number-columns-repeated="2"/>
          <table:table-cell table:style-name="Default" office:value-type="string">
            <text:p>Demand of improvement in speed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R: Slow response to customer requests</text:p>
          </table:table-cell>
          <table:table-cell table:number-columns-repeated="2"/>
          <table:table-cell office:value-type="string">
            <text:p>R: Demand of improvement in delivery speed or TTM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>
            <text:p>Problems with old model</text:p>
          </table:table-cell>
          <table:table-cell table:number-columns-repeated="2"/>
          <table:table-cell table:style-name="Default" office:value-type="string">
            <text:p>Problems with old model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R: Lack of visibility</text:p>
          </table:table-cell>
          <table:table-cell table:number-columns-repeated="2"/>
          <table:table-cell office:value-type="string">
            <text:p>R: Problems with old model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R: Long testing time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>
            <text:p>R: Missing release date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>
            <text:p>R: Inaccurate estimate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Requirements engineering</text:p>
          </table:table-cell>
          <table:table-cell table:number-columns-repeated="2"/>
          <table:table-cell table:style-name="Default" office:value-type="string">
            <text:p>Requirements engineering</text:p>
          </table:table-cell>
          <table:table-cell/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C: Creating a backlog</text:p>
          </table:table-cell>
          <table:table-cell table:number-columns-repeated="2"/>
          <table:table-cell office:value-type="string">
            <text:p>C: Difficulties with requirements engineering or backlog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office:value-type="string">
            <text:p>P: Creating a backlog</text:p>
          </table:table-cell>
          <table:table-cell table:number-columns-repeated="2"/>
          <table:table-cell office:value-type="string">
            <text:p>S: Pay attention to the product owner role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Common backlog</text:p>
          </table:table-cell>
          <table:table-cell table:number-columns-repeated="2"/>
          <table:table-cell office:value-type="string">
            <text:p>S: Requirements engineering is implemented correctly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aching</text:p>
          </table:table-cell>
          <table:table-cell table:number-columns-repeated="2"/>
          <table:table-cell office:value-type="string">
            <text:p>Coach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Agile coach</text:p>
          </table:table-cell>
          <table:table-cell table:number-columns-repeated="2"/>
          <table:table-cell office:value-type="string">
            <text:p>P: Coaching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C: Not involving external coaches early enough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nangement involvment</text:p>
          </table:table-cell>
          <table:table-cell table:number-columns-repeated="2"/>
          <table:table-cell office:value-type="string">
            <text:p>Manangement involvm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Management involvement</text:p>
          </table:table-cell>
          <table:table-cell table:number-columns-repeated="2"/>
          <table:table-cell office:value-type="string">
            <text:p>S: Management support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: Educate management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municating the change</text:p>
          </table:table-cell>
          <table:table-cell table:number-columns-repeated="2"/>
          <table:table-cell office:value-type="string">
            <text:p>Communicating the chan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Communication and visibility</text:p>
          </table:table-cell>
          <table:table-cell table:number-columns-repeated="2"/>
          <table:table-cell office:value-type="string">
            <text:p>S: Provide transparency in the transformation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Communication and visibility</text:p>
          </table:table-cell>
          <table:table-cell table:number-columns-repeated="2"/>
          <table:table-cell office:value-type="string">
            <text:p>S: Communicating the change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>
            <text:p>Previous culture</text:p>
          </table:table-cell>
          <table:table-cell table:number-columns-repeated="2"/>
          <table:table-cell table:style-name="Default" office:value-type="string">
            <text:p>Tools and infrastructure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Culture of experimentation</text:p>
          </table:table-cell>
          <table:table-cell/>
          <table:table-cell table:style-name="Default"/>
          <table:table-cell office:value-type="string">
            <text:p>I: Tools to support agile software development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Agile task force</text:p>
          </table:table-cell>
          <table:table-cell table:number-columns-repeated="2"/>
          <table:table-cell office:value-type="string">
            <text:p>Oth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introduction team or core team</text:p>
          </table:table-cell>
          <table:table-cell table:number-columns-repeated="2"/>
          <table:table-cell office:value-type="string">
            <text:p>P: Scrum of scru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office:value-type="string">
            <text:p>O: List of advic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xternal consultant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External consultant or coach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Agile training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Oth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DoD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Time box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: Surveys to measure the change</text:p>
          </table:table-cell>
          <table:table-cell table:number-columns-repeated="1021"/>
        </table:table-row>
        <table:table-row table:style-name="ro1" table:number-rows-repeated="9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wis 2007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ce22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9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20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Lewis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/>
          <table:table-cell table:style-name="ce21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Agile method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Business area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Multisite / GSD</text:p>
          </table:table-cell>
          <table:table-cell table:number-columns-repeated="2"/>
          <table:table-cell office:value-type="string">
            <text:p>O: Multisite / GSD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Organization size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2"/>
          <table:table-cell office:value-type="string">
            <text:p>O: Time of transformation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Geographical loca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Initial state</text:p>
          </table:table-cell>
          <table:table-cell table:number-columns-repeated="2"/>
          <table:table-cell office:value-type="string">
            <text:p>T: Initial state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: Bottom up transformation</text:p>
          </table:table-cell>
          <table:table-cell table:number-columns-repeated="2"/>
          <table:table-cell office:value-type="string">
            <text:p>T: Bottom up change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table:style-name="Default" office:value-type="string">
            <text:p>Change resistance</text:p>
          </table:table-cell>
          <table:table-cell table:number-columns-repeated="2"/>
          <table:table-cell table:style-name="Default" office:value-type="string">
            <text:p>Change resistance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C: Agile resistant team members</text:p>
          </table:table-cell>
          <table:table-cell table:number-columns-repeated="2"/>
          <table:table-cell office:value-type="string">
            <text:p>C: Change resistance (other than management)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>
            <text:p>Piloting</text:p>
          </table:table-cell>
          <table:table-cell table:number-columns-repeated="2"/>
          <table:table-cell table:style-name="Default" office:value-type="string">
            <text:p>Piloting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Piloting</text:p>
          </table:table-cell>
          <table:table-cell table:number-columns-repeated="2"/>
          <table:table-cell office:value-type="string">
            <text:p>S: Pilot program provides knowledge of transformation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>
            <text:p>Coaching</text:p>
          </table:table-cell>
          <table:table-cell table:number-columns-repeated="2"/>
          <table:table-cell table:style-name="Default" office:value-type="string">
            <text:p>Coaching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S: Agile coach</text:p>
          </table:table-cell>
          <table:table-cell table:number-columns-repeated="2"/>
          <table:table-cell office:value-type="string">
            <text:p>P: Coaching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S: Mentoring new team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Customizing the agile model</text:p>
          </table:table-cell>
          <table:table-cell table:number-columns-repeated="2"/>
          <table:table-cell table:style-name="Default" office:value-type="string">
            <text:p>Customizing the agile model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C: Deviation from agile process</text:p>
          </table:table-cell>
          <table:table-cell table:number-columns-repeated="2"/>
          <table:table-cell office:value-type="string">
            <text:p>C: Customizing the agile process badly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S: Adhere to the process long enough</text:p>
          </table:table-cell>
          <table:table-cell table:number-columns-repeated="2"/>
          <table:table-cell office:value-type="string">
            <text:p>C: Misunderstanding the agile model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: Adapting agile to plan-driven organization</text:p>
          </table:table-cell>
          <table:table-cell table:number-columns-repeated="2"/>
          <table:table-cell office:value-type="string">
            <text:p>S: Mapping agile to match the old model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S: Customize or choose agile model to fit the organization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C: Using old and new models side-by-side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Interplay of new and old model</text:p>
          </table:table-cell>
          <table:table-cell table:number-columns-repeated="2"/>
          <table:table-cell table:style-name="Default" office:value-type="string">
            <text:p>Interplay of new and old model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Adjustment of previous roles</text:p>
          </table:table-cell>
          <table:table-cell/>
          <table:table-cell table:style-name="Default"/>
          <table:table-cell office:value-type="string">
            <text:p>T: Impact on organization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Management support</text:p>
          </table:table-cell>
          <table:table-cell table:number-columns-repeated="2"/>
          <table:table-cell table:style-name="Default" office:value-type="string">
            <text:p>Management support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S: Management buy-in</text:p>
          </table:table-cell>
          <table:table-cell/>
          <table:table-cell table:style-name="Default"/>
          <table:table-cell office:value-type="string">
            <text:p>S: Educate management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C: Getting agile accepted by management</text:p>
          </table:table-cell>
          <table:table-cell/>
          <table:table-cell table:style-name="Default"/>
          <table:table-cell/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Choosing the right people</text:p>
          </table:table-cell>
          <table:table-cell table:number-columns-repeated="2"/>
          <table:table-cell office:value-type="string">
            <text:p>Choosing the right peop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Choosing right team members</text:p>
          </table:table-cell>
          <table:table-cell table:number-columns-repeated="2"/>
          <table:table-cell office:value-type="string">
            <text:p>S: Choose the right people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: Finding agile-minded people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Physical spaces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C: Lack of suitable physical spac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Consulting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I: External consultan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office:value-type="string">
            <text:p>Adapting non-development parts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C: Problems with separate non-agile QA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ther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P: In-house agile material or documentati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office:value-type="string">
            <text:p>C: Multisite problems</text:p>
          </table:table-cell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ning 2013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ce22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9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20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Greening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/>
          <table:table-cell table:style-name="ce21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s 2008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ce22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9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20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Goos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/>
          <table:table-cell table:style-name="ce21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Measuring results of transform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Organization siz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Geographical location</text:p>
          </table:table-cell>
          <table:table-cell table:number-columns-repeated="2"/>
          <table:table-cell office:value-type="string">
            <text:p>O: Satisfaction in agil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Time of transform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: Top down transformation</text:p>
          </table:table-cell>
          <table:table-cell table:number-columns-repeated="2"/>
          <table:table-cell office:value-type="string">
            <text:p>T: Top down chang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Initial sta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Big bang or overnight adop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Bottom up chang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table:style-name="Default" office:value-type="string">
            <text:p>Reason to change: demand of better competitiveness</text:p>
          </table:table-cell>
          <table:table-cell table:number-columns-repeated="2"/>
          <table:table-cell table:style-name="Default" office:value-type="string">
            <text:p>Reason to change: demand of better competitiveness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R: Reduce time to market</text:p>
          </table:table-cell>
          <table:table-cell table:number-columns-repeated="2"/>
          <table:table-cell office:value-type="string">
            <text:p>R: Demand of improvement in delivery speed or TTM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R: Something must be done to remain competitiv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Change resistance</text:p>
          </table:table-cell>
          <table:table-cell table:number-columns-repeated="2"/>
          <table:table-cell office:value-type="string">
            <text:p>Change res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Change resistance</text:p>
          </table:table-cell>
          <table:table-cell table:number-columns-repeated="2"/>
          <table:table-cell office:value-type="string">
            <text:p>C: Change resistance (other than management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C: Skepticism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terfacing over organizational boundaries</text:p>
          </table:table-cell>
          <table:table-cell table:number-columns-repeated="2"/>
          <table:table-cell office:value-type="string">
            <text:p>Interfacing over organizational boundari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Interfacing with non agile</text:p>
          </table:table-cell>
          <table:table-cell table:number-columns-repeated="2"/>
          <table:table-cell office:value-type="string">
            <text:p>C: Adapting non-development parts of organization to agil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erns over project management and organization</text:p>
          </table:table-cell>
          <table:table-cell table:number-columns-repeated="2"/>
          <table:table-cell office:value-type="string">
            <text:p>Concerns over project management and organiz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Impediment management</text:p>
          </table:table-cell>
          <table:table-cell table:number-columns-repeated="2"/>
          <table:table-cell office:value-type="string">
            <text:p>S: Empowering teams (autonomy)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Cross-functional teams</text:p>
          </table:table-cell>
          <table:table-cell table:number-columns-repeated="2"/>
          <table:table-cell office:value-type="string">
            <text:p>T: Impact on organization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erns over management</text:p>
          </table:table-cell>
          <table:table-cell table:number-columns-repeated="2"/>
          <table:table-cell office:value-type="string">
            <text:p>Concerns over managem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Management support</text:p>
          </table:table-cell>
          <table:table-cell table:number-columns-repeated="2"/>
          <table:table-cell office:value-type="string">
            <text:p>S: Educate management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leaders</text:p>
          </table:table-cell>
          <table:table-cell table:number-columns-repeated="2"/>
          <table:table-cell office:value-type="string">
            <text:p>Change leader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introduction team or core team</text:p>
          </table:table-cell>
          <table:table-cell table:number-columns-repeated="2"/>
          <table:table-cell office:value-type="string">
            <text:p>S: Change leaders or champion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T: Change leaders (Champions, Coache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2"/>
          <table:table-cell office:value-type="string">
            <text:p>Train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training</text:p>
          </table:table-cell>
          <table:table-cell table:number-columns-repeated="2"/>
          <table:table-cell office:value-type="string">
            <text:p>I: Trainin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gile infrastructure or technology</text:p>
          </table:table-cell>
          <table:table-cell table:number-columns-repeated="2"/>
          <table:table-cell office:value-type="string">
            <text:p>Agile infrastructure or technolog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Continouos integration</text:p>
          </table:table-cell>
          <table:table-cell table:number-columns-repeated="2"/>
          <table:table-cell office:value-type="string">
            <text:p>P: Continuous Integ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ternal consultants</text:p>
          </table:table-cell>
          <table:table-cell table:number-columns-repeated="2"/>
          <table:table-cell office:value-type="string">
            <text:p>External consulta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External consultant or coach</text:p>
          </table:table-cell>
          <table:table-cell table:number-columns-repeated="2"/>
          <table:table-cell office:value-type="string">
            <text:p>I: External consultants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External speaker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iloting</text:p>
          </table:table-cell>
          <table:table-cell table:number-columns-repeated="2"/>
          <table:table-cell office:value-type="string">
            <text:p>Pilot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Piloting</text:p>
          </table:table-cell>
          <table:table-cell table:number-columns-repeated="2"/>
          <table:table-cell office:value-type="string">
            <text:p>P: Pilot program (and other piloting)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aching</text:p>
          </table:table-cell>
          <table:table-cell table:number-columns-repeated="2"/>
          <table:table-cell office:value-type="string">
            <text:p>Coach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Agile coach</text:p>
          </table:table-cell>
          <table:table-cell table:number-columns-repeated="2"/>
          <table:table-cell office:value-type="string">
            <text:p>S: Coaching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Team coach</text:p>
          </table:table-cell>
          <table:table-cell table:number-columns-repeated="2"/>
          <table:table-cell office:value-type="string">
            <text:p>S: Inhouse coaching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P: Coaching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e organization as whole, involve all parties</text:p>
          </table:table-cell>
          <table:table-cell table:number-columns-repeated="2"/>
          <table:table-cell office:value-type="string">
            <text:p>See organization as whole, involve all parti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Organization alignment</text:p>
          </table:table-cell>
          <table:table-cell table:number-columns-repeated="2"/>
          <table:table-cell office:value-type="string">
            <text:p>S: Aligning organization (or at least management)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P: Value strea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is a long process</text:p>
          </table:table-cell>
          <table:table-cell table:number-columns-repeated="2"/>
          <table:table-cell office:value-type="string">
            <text:p>Falling back to old mode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Long term change process</text:p>
          </table:table-cell>
          <table:table-cell table:number-columns-repeated="2"/>
          <table:table-cell office:value-type="string">
            <text:p>C: Falling back to old model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Other</text:p>
          </table:table-cell>
          <table:table-cell table:number-columns-repeated="2"/>
          <table:table-cell office:value-type="string">
            <text:p>SIG's and CoP'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TDD</text:p>
          </table:table-cell>
          <table:table-cell table:number-columns-repeated="2"/>
          <table:table-cell office:value-type="string">
            <text:p>P: SIG's, CoP'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mpact on cos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mpact on motivation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>
            <text:p>Impact on quality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text> </number:text>
      <number:number number:decimal-places="0" number:min-integer-digits="1" number:grouping="true"/>
      <number:text>    </number:text>
    </number:number-style>
    <number:number-style style:name="N143P1" style:volatile="true">
      <number:text>-</number:text>
      <number:number number:decimal-places="0" number:min-integer-digits="1" number:grouping="true"/>
      <number:text>    </number:text>
    </number:number-style>
    <number:number-style style:name="N143P2" style:volatile="true">
      <number:text> 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0" number:min-integer-digits="1" number:grouping="true"/>
      <number:text> € </number:text>
    </number:number-style>
    <number:number-style style:name="N144P1" style:volatile="true">
      <number:text>-</number:text>
      <number:number number:decimal-places="0" number:min-integer-digits="1" number:grouping="true"/>
      <number:text> € </number:text>
    </number:number-style>
    <number:number-style style:name="N144P2" style:volatile="true">
      <number:text> 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</number:text>
    </number:number-style>
    <number:number-style style:name="N145P1" style:volatile="true">
      <number:text>-</number:text>
      <number:number number:decimal-places="2" number:min-integer-digits="1" number:grouping="true"/>
      <number:text>    </number:text>
    </number:number-style>
    <number:number-style style:name="N145P2" style:volatile="true">
      <number:text> -</number:text>
      <number:number number: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2" number:min-integer-digits="1" number:grouping="true"/>
      <number:text> € </number:text>
    </number:number-style>
    <number:number-style style:name="N146P1" style:volatile="true">
      <number:text>-</number:text>
      <number:number number:decimal-places="2" number:min-integer-digits="1" number:grouping="true"/>
      <number:text> € </number:text>
    </number:number-style>
    <number:number-style style:name="N146P2" style:volatile="true">
      <number:text> -</number:text>
      <number:number number: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19.12.2013</text:date>, <text:time>16:1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gile_5f_Transformation_5f_SLR_5f_CPD_5f_Ma" style:display-name="PageStyle_Agile_Transformation_SLR_CPD_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" style:display-name="PageStyle_Agile_Transformation_SLR_CPD_Ma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" style:display-name="PageStyle_Agile_Transformation_SLR_CPD_M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" style:display-name="PageStyle_Agile_Transformation_SLR_CPD_Ma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" style:display-name="PageStyle_Agile_Transformation_SLR_CPD_M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5" style:display-name="PageStyle_Agile_Transformation_SLR_CPD_Ma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6" style:display-name="PageStyle_Agile_Transformation_SLR_CPD_Ma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7" style:display-name="PageStyle_Agile_Transformation_SLR_CPD_Ma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8" style:display-name="PageStyle_Agile_Transformation_SLR_CPD_Ma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9" style:display-name="PageStyle_Agile_Transformation_SLR_CPD_Ma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0" style:display-name="PageStyle_Agile_Transformation_SLR_CPD_Ma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1" style:display-name="PageStyle_Agile_Transformation_SLR_CPD_Ma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2" style:display-name="PageStyle_Agile_Transformation_SLR_CPD_Ma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3" style:display-name="PageStyle_Agile_Transformation_SLR_CPD_Ma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4" style:display-name="PageStyle_Agile_Transformation_SLR_CPD_Ma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5" style:display-name="PageStyle_Agile_Transformation_SLR_CPD_Ma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6" style:display-name="PageStyle_Agile_Transformation_SLR_CPD_Ma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7" style:display-name="PageStyle_Agile_Transformation_SLR_CPD_Ma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8" style:display-name="PageStyle_Agile_Transformation_SLR_CPD_Ma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9" style:display-name="PageStyle_Agile_Transformation_SLR_CPD_Ma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0" style:display-name="PageStyle_Agile_Transformation_SLR_CPD_Ma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1" style:display-name="PageStyle_Agile_Transformation_SLR_CPD_Ma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2" style:display-name="PageStyle_Agile_Transformation_SLR_CPD_Ma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3" style:display-name="PageStyle_Agile_Transformation_SLR_CPD_Ma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" style:display-name="PageStyle_Agile_Transformation_Code_Test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" style:display-name="PageStyle_Agile_Transformation_Code_Test_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2" style:display-name="PageStyle_Agile_Transformation_Code_Test_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3" style:display-name="PageStyle_Agile_Transformation_Code_Test_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4" style:display-name="PageStyle_Agile_Transformation_Code_Test_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5" style:display-name="PageStyle_Agile_Transformation_Code_Test_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6" style:display-name="PageStyle_Agile_Transformation_Code_Test_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7" style:display-name="PageStyle_Agile_Transformation_Code_Test_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8" style:display-name="PageStyle_Agile_Transformation_Code_Test_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9" style:display-name="PageStyle_Agile_Transformation_Code_Test_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0" style:display-name="PageStyle_Agile_Transformation_Code_Test_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1" style:display-name="PageStyle_Agile_Transformation_Code_Test_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2" style:display-name="PageStyle_Agile_Transformation_Code_Test_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3" style:display-name="PageStyle_Agile_Transformation_Code_Test_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4" style:display-name="PageStyle_Agile_Transformation_Code_Test_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5" style:display-name="PageStyle_Agile_Transformation_Code_Test_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6" style:display-name="PageStyle_Agile_Transformation_Code_Test_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7" style:display-name="PageStyle_Agile_Transformation_Code_Test_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8" style:display-name="PageStyle_Agile_Transformation_Code_Test_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9" style:display-name="PageStyle_Agile_Transformation_Code_Test_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4" style:display-name="PageStyle_Agile_Transformation_SLR_CPD_Ma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5" style:display-name="PageStyle_Agile_Transformation_SLR_CPD_Ma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6" style:display-name="PageStyle_Agile_Transformation_SLR_CPD_Ma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7" style:display-name="PageStyle_Agile_Transformation_SLR_CPD_Ma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8" style:display-name="PageStyle_Agile_Transformation_SLR_CPD_Ma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9" style:display-name="PageStyle_Agile_Transformation_SLR_CPD_Ma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0" style:display-name="PageStyle_Agile_Transformation_SLR_CPD_Ma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1" style:display-name="PageStyle_Agile_Transformation_SLR_CPD_Ma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2" style:display-name="PageStyle_Agile_Transformation_SLR_CPD_Ma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3" style:display-name="PageStyle_Agile_Transformation_SLR_CPD_Ma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4" style:display-name="PageStyle_Agile_Transformation_SLR_CPD_Ma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5" style:display-name="PageStyle_Agile_Transformation_SLR_CPD_Ma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6" style:display-name="PageStyle_Agile_Transformation_SLR_CPD_Ma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7" style:display-name="PageStyle_Agile_Transformation_SLR_CPD_Ma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8" style:display-name="PageStyle_Agile_Transformation_SLR_CPD_Ma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9" style:display-name="PageStyle_Agile_Transformation_SLR_CPD_Ma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0" style:display-name="PageStyle_Agile_Transformation_SLR_CPD_Ma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1" style:display-name="PageStyle_Agile_Transformation_SLR_CPD_Ma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2" style:display-name="PageStyle_Agile_Transformation_SLR_CPD_Ma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3" style:display-name="PageStyle_Agile_Transformation_SLR_CPD_Ma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4" style:display-name="PageStyle_Agile_Transformation_SLR_CPD_Ma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5" style:display-name="PageStyle_Agile_Transformation_SLR_CPD_Ma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20" style:display-name="PageStyle_Agile_Transformation_Code_Test_ 2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6" style:display-name="PageStyle_Agile_Transformation_SLR_CPD_Ma 46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15:44:41.55</meta:creation-date>
    <dc:date>2013-12-19T16:12:29.24</dc:date>
    <meta:editing-duration>PT16H37M35S</meta:editing-duration>
    <meta:editing-cycles>71</meta:editing-cycles>
    <meta:generator>OpenOffice.org/3.4.1$Win32 OpenOffice.org_project/341m1$Build-9593</meta:generator>
    <meta:document-statistic meta:table-count="5" meta:cell-count="435" meta:object-count="0"/>
  </office:meta>
</office:document-meta>
</file>